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ite text on black background fades in: "<text:span text:style-name="T1">Chapter 1: Ghosts in the attic</text:span><text:span text:style-name="T2">". Fade out.</text:span></text:p>
      <text:p text:style-name="Standard"/>
      <text:p text:style-name="Standard">Fade in on protagonist sleeping in his room. Protagonist wakes up and gets out of bed, dressed in pajamas. Player control activates and the player is free to navigate the house. Front door "locked" until key items acquired: clothes, breakfast, briefcase. After changing clothes, eating breakfast and picking up the briefcase, the player is free to exit his house to continue further. Once outside, the player is able to roam the streets of Burville. In the suburbs the player can find Jenny and speak to her. She will motion the player to follow her to the local elementary school in order to investigate a rumor. Once there, the player can talk to kids for more information as well as find the janitor in the basement. From the janitor, the player can procure keys to the attic door in order to find out what the rumors really are ab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7</meta:editing-cycles>
    <meta:generator>LibreOffice/3.5$Windows_x86 LibreOffice_project/dc9775d-05ecbee-0851ad3-1586698-727bf66</meta:generator>
    <dc:date>2012-04-03T17:53:39.18</dc:date>
    <meta:document-statistic meta:table-count="0" meta:image-count="0" meta:object-count="0" meta:page-count="1" meta:paragraph-count="2" meta:word-count="163" meta:character-count="922" meta:non-whitespace-character-count="761"/>
    <meta:user-defined meta:name="Info 1"/>
    <meta:user-defined meta:name="Info 2"/>
    <meta:user-defined meta:name="Info 3"/>
    <meta:user-defined meta:name="Info 4"/>
  </office:meta>
</office:document-meta>
</file>